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68cm" fo:min-width="0.11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3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a933" draw:fill-color="#dde8cb" draw:textarea-horizontal-align="justify" draw:textarea-vertical-align="middle" draw:auto-grow-height="false" fo:min-height="3.617cm" fo:min-width="16.343cm"/>
    </style:style>
    <style:style style:name="gr6" style:family="graphic" style:parent-style-name="standard">
      <style:graphic-properties svg:stroke-color="#ff8000" draw:fill-color="#ffdbb6" draw:textarea-horizontal-align="justify" draw:textarea-vertical-align="middle" draw:auto-grow-height="false" fo:min-height="5.568cm" fo:min-width="16.343cm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5cm" fo:min-width="2.421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678cm" fo:min-width="1.6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4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494cm" fo:min-width="1.2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"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"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000000" loext:opacity="100%" style:font-name="Times" fo:font-size="11pt" style:font-size-asian="11pt" style:font-size-complex="11pt"/>
    </style:style>
    <style:style style:name="P4" style:family="paragraph">
      <loext:graphic-properties draw:fill-color="#ffffff"/>
      <style:paragraph-properties fo:text-align="center" style:writing-mode="lr-tb"/>
      <style:text-properties fo:color="#000000" loext:opacity="100%" style:font-name="Times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text-properties style:font-name="Courier New" fo:font-size="7pt" style:font-size-asian="7pt" style:font-size-complex="7pt"/>
    </style:style>
    <style:style style:name="P12" style:family="paragraph">
      <loext:graphic-properties draw:fill="none" draw:fill-color="#ffffff"/>
      <style:text-properties style:font-name="Courier New" fo:font-size="7pt" style:font-size-asian="7pt" style:font-size-complex="7pt"/>
    </style:style>
    <style:style style:name="P13" style:family="paragraph">
      <style:text-properties fo:color="#ff8000" loext:opacity="100%" style:font-name="Times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ff8000" loext:opacity="100%" style:font-name="Times" fo:font-size="12pt" style:font-size-asian="12pt" style:font-size-complex="12pt"/>
    </style:style>
    <style:style style:name="P15" style:family="paragraph">
      <style:text-properties fo:color="#158466" loext:opacity="100%" style:font-name="Times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158466" loext:opacity="100%" style:font-name="Times" fo:font-size="12pt" style:font-size-asian="12pt" style:font-size-complex="12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Times" fo:font-size="8pt" style:font-size-asian="8pt" style:font-size-complex="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color="#000000" loext:opacity="100%" style:font-name="Times" fo:font-size="7pt" style:font-size-asian="7pt" style:font-size-complex="7pt"/>
    </style:style>
    <style:style style:name="P21" style:family="paragraph">
      <loext:graphic-properties draw:fill-color="#ffffff"/>
      <style:paragraph-properties fo:text-align="center" style:writing-mode="lr-tb"/>
      <style:text-properties fo:color="#000000" loext:opacity="100%" style:font-name="Times" fo:font-size="7pt" style:font-size-asian="7pt" style:font-size-complex="7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Times"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style:writing-mode="lr-tb"/>
      <style:text-properties fo:font-size="30pt" style:font-size-asian="30pt" style:font-size-complex="30pt"/>
    </style:style>
    <style:style style:name="P28" style:family="paragraph">
      <style:paragraph-properties fo:margin-top="0.5cm" fo:margin-bottom="0cm"/>
    </style:style>
    <style:style style:name="T1" style:family="text">
      <style:text-properties style:font-name="Times" fo:font-size="10pt" style:font-size-asian="10pt" style:font-size-complex="10pt"/>
    </style:style>
    <style:style style:name="T2" style:family="text">
      <style:text-properties style:text-position="-8% 58%" style:font-name="Times" fo:font-size="10pt" style:font-size-asian="10pt" style:font-size-complex="10pt"/>
    </style:style>
    <style:style style:name="T3" style:family="text">
      <style:text-properties fo:color="#000000" loext:opacity="100%" style:font-name="Times" fo:font-size="11pt" style:font-size-asian="11pt" style:font-size-complex="11pt"/>
    </style:style>
    <style:style style:name="T4" style:family="text">
      <style:text-properties style:font-name="Times" fo:font-size="11pt" style:font-size-asian="11pt" style:font-size-complex="11pt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fo:color="#ff8000" loext:opacity="100%" style:font-name="Times" fo:font-size="12pt" style:font-size-asian="12pt" style:font-size-complex="12pt"/>
    </style:style>
    <style:style style:name="T7" style:family="text">
      <style:text-properties fo:color="#158466" loext:opacity="100%" style:font-name="Times" fo:font-size="12pt" style:font-size-asian="12pt" style:font-size-complex="12pt"/>
    </style:style>
    <style:style style:name="T8" style:family="text">
      <style:text-properties style:font-name="Times" fo:font-size="8pt" style:font-size-asian="8pt" style:font-size-complex="8pt"/>
    </style:style>
    <style:style style:name="T9" style:family="text">
      <style:text-properties fo:color="#000000" loext:opacity="100%" style:font-name="Times" fo:font-size="7pt" style:font-size-asian="7pt" style:font-size-complex="7pt"/>
    </style:style>
    <style:style style:name="T10" style:family="text">
      <style:text-properties fo:color="#000000" loext:opacity="100%" style:font-name="Times"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line-through-style="solid" style:text-line-through-type="single" style:font-name="Courier New"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font-name="Courier New" fo:font-size="16pt" style:font-size-asian="16pt" style:font-size-complex="16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style:font-name="Courier New1" fo:font-size="16pt" style:font-size-asian="16pt" style:font-size-complex="1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style:letter-kerning="true" fo:background-color="transparent" style:font-name-asian="PingFang SC" style:font-size-asian="14pt" style:font-style-asian="normal" style:font-name-complex="Arial Unicode MS" style:font-size-complex="14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bold" style:letter-kerning="true" fo:background-color="transparent" style:font-name-asian="PingFang SC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normal" style:letter-kerning="true" fo:background-color="transparent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74cm" svg:height="0.874cm" svg:x="4.916cm" svg:y="4.86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4.917cm" svg:y="6.534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6.546cm" svg:y="5.542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9cm" svg:y1="5.477cm" svg:x2="6.546cm" svg:y2="5.868cm">
          <text:p/>
        </draw:line>
        <draw:line draw:style-name="gr3" draw:text-style-name="P5" draw:layer="layout" svg:x1="5.791cm" svg:y1="6.82cm" svg:x2="6.546cm" svg:y2="6.403cm">
          <text:p/>
        </draw:line>
        <draw:custom-shape draw:style-name="gr2" draw:text-style-name="P4" draw:layer="layout" svg:width="3.234cm" svg:height="1.2cm" svg:x="10.471cm" svg:y="5.555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8cm" svg:y1="6.155cm" svg:x2="10.471cm" svg:y2="6.155cm">
          <text:p/>
        </draw:line>
        <draw:line draw:style-name="gr3" draw:text-style-name="P5" draw:layer="layout" svg:x1="13.705cm" svg:y1="6.168cm" svg:x2="14.396cm" svg:y2="6.168cm">
          <text:p/>
        </draw:line>
        <draw:custom-shape draw:style-name="gr2" draw:text-style-name="P4" draw:layer="layout" svg:width="3.234cm" svg:height="1.2cm" svg:x="14.409cm" svg:y="5.568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643cm" svg:y1="6.142cm" svg:x2="18.334cm" svg:y2="6.142cm">
          <text:p/>
        </draw:line>
        <draw:custom-shape draw:style-name="gr1" draw:text-style-name="P2" draw:layer="layout" svg:width="0.874cm" svg:height="0.874cm" svg:x="18.347cm" svg:y="5.7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7" draw:layer="layout" svg:width="16.843cm" svg:height="3.867cm" svg:x="6.963cm" svg:y="9.0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.843cm" svg:height="5.818cm" svg:x="6.946cm" svg:y="1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74cm" svg:height="0.874cm" svg:x="5.191cm" svg:y="7.916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5.192cm" svg:y="9.586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7.767cm" svg:y="11.028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66cm" svg:y1="9.97cm" svg:x2="7.766cm" svg:y2="11.707cm">
          <text:p/>
        </draw:line>
        <draw:custom-shape draw:style-name="gr2" draw:text-style-name="P4" draw:layer="layout" svg:width="3.234cm" svg:height="1.2cm" svg:x="11.692cm" svg:y="11.041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001cm" svg:y1="11.641cm" svg:x2="11.692cm" svg:y2="11.641cm">
          <text:p/>
        </draw:line>
        <draw:line draw:style-name="gr3" draw:text-style-name="P5" draw:layer="layout" svg:x1="14.926cm" svg:y1="11.654cm" svg:x2="15.617cm" svg:y2="11.654cm">
          <text:p/>
        </draw:line>
        <draw:custom-shape draw:style-name="gr2" draw:text-style-name="P4" draw:layer="layout" svg:width="3.234cm" svg:height="1.2cm" svg:x="15.63cm" svg:y="11.054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864cm" svg:y1="11.628cm" svg:x2="19.555cm" svg:y2="11.628cm">
          <text:p/>
        </draw:line>
        <draw:custom-shape draw:style-name="gr1" draw:text-style-name="P2" draw:layer="layout" svg:width="0.874cm" svg:height="0.874cm" svg:x="19.568cm" svg:y="11.21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92cm" svg:height="2.022cm" svg:x="16.607cm" svg:y="2.059cm">
          <text:p text:style-name="P9"><text:span text:style-name="T4">🤗 </text:span><text:span text:style-name="T4">huggingface </text:span><text:span text:style-name="T4"><text:line-break/></text:span><text:span text:style-name="T4">libr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5" draw:layer="layout" svg:x1="18.151cm" svg:y1="4.081cm" svg:x2="18.151cm" svg:y2="5.877cm">
          <text:p/>
        </draw:line>
        <draw:custom-shape draw:style-name="gr2" draw:text-style-name="P4" draw:layer="layout" svg:width="3.234cm" svg:height="1.2cm" svg:x="16.491cm" svg:y="5.87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74cm" svg:height="0.874cm" svg:x="13.185cm" svg:y="3.9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3.234cm" svg:height="1.2cm" svg:x="7.695cm" svg:y="5.916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65cm" svg:y1="8.27cm" svg:x2="7.766cm" svg:y2="11.707cm">
          <text:p/>
        </draw:line>
        <draw:line draw:style-name="gr3" draw:text-style-name="P5" draw:layer="layout" svg:x1="6.066cm" svg:y1="8.27cm" svg:x2="7.695cm" svg:y2="6.38cm">
          <text:p/>
        </draw:line>
        <draw:line draw:style-name="gr3" draw:text-style-name="P5" draw:layer="layout" svg:x1="6.066cm" svg:y1="9.97cm" svg:x2="7.695cm" svg:y2="6.38cm">
          <text:p/>
        </draw:line>
        <draw:line draw:style-name="gr8" draw:text-style-name="P5" draw:layer="layout" svg:x1="10.929cm" svg:y1="6.523cm" svg:x2="12.09cm" svg:y2="6.523cm">
          <text:p/>
        </draw:line>
        <draw:custom-shape draw:style-name="gr2" draw:text-style-name="P4" draw:layer="layout" svg:width="3.234cm" svg:height="1.2cm" svg:x="12.086cm" svg:y="5.876cm">
          <text:p text:style-name="P3"><text:span text:style-name="T3">AddNegatives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606cm" svg:y1="4.774cm" svg:x2="13.606cm" svg:y2="5.876cm">
          <text:p/>
        </draw:line>
        <draw:frame draw:style-name="gr9" draw:text-style-name="P12" draw:layer="layout" svg:width="2.041cm" svg:height="0.526cm" svg:x="13.599cm" svg:y="4.968cm">
          <draw:text-box>
            <text:p text:style-name="P11"><text:span text:style-name="T5">sample()</text:span></text:p>
          </draw:text-box>
        </draw:frame>
        <draw:line draw:style-name="gr8" draw:text-style-name="P5" draw:layer="layout" svg:x1="15.32cm" svg:y1="6.48cm" svg:x2="16.491cm" svg:y2="6.498cm">
          <text:p/>
        </draw:line>
        <draw:custom-shape draw:style-name="gr10" draw:text-style-name="P10" draw:layer="layout" svg:width="2.143cm" svg:height="1.484cm" svg:x="20.886cm" svg:y="5.73cm">
          <text:p text:style-name="P9"><text:span text:style-name="T4">Fine-tuned</text:span><text:span text:style-name="T4"><text:line-break/></text:span><text:span text:style-name="T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5" draw:layer="layout" svg:x1="19.725cm" svg:y1="6.502cm" svg:x2="20.896cm" svg:y2="6.52cm">
          <text:p/>
        </draw:line>
        <draw:line draw:style-name="gr8" draw:text-style-name="P5" draw:layer="layout" svg:x1="21.928cm" svg:y1="7.214cm" svg:x2="13.282cm" svg:y2="11.041cm">
          <text:p/>
        </draw:line>
        <draw:frame draw:style-name="gr11" draw:text-style-name="P14" draw:layer="layout" svg:width="2.614cm" svg:height="0.675cm" svg:x="21.928cm" svg:y="1.772cm">
          <draw:text-box>
            <text:p text:style-name="P13"><text:span text:style-name="T6">Training</text:span></text:p>
          </draw:text-box>
        </draw:frame>
        <draw:frame draw:style-name="gr11" draw:text-style-name="P16" draw:layer="layout" svg:width="2.614cm" svg:height="0.675cm" svg:x="21.42cm" svg:y="9.075cm">
          <draw:text-box>
            <text:p text:style-name="P15"><text:span text:style-name="T7">Applicat</text:span><text:span text:style-name="T7">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17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3" draw:text-style-name="P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4" draw:layer="layout" svg:width="3.234cm" svg:height="1.2cm" svg:x="12.223cm" svg:y="2.208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27cm" svg:y1="2.793cm" svg:x2="12.223cm" svg:y2="2.793cm">
          <text:p/>
        </draw:line>
        <draw:custom-shape draw:style-name="gr1" draw:text-style-name="P2" draw:layer="layout" svg:width="0.874cm" svg:height="0.874cm" svg:x="7.388cm" svg:y="2.36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1.624cm" svg:height="1.19cm" svg:x="7.051cm" svg:y="3.334cm">
          <draw:text-box>
            <text:p><text:span text:style-name="T8">Positives and </text:span><text:span text:style-name="T8">negatives</text:span></text:p>
          </draw:text-box>
        </draw:frame>
        <draw:custom-shape draw:style-name="gr2" draw:text-style-name="P4" draw:layer="layout" svg:width="3.234cm" svg:height="1.2cm" svg:x="12.04cm" svg:y="6.736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087cm" svg:y1="7.321cm" svg:x2="12.04cm" svg:y2="7.321cm">
          <text:p/>
        </draw:line>
        <draw:custom-shape draw:style-name="gr1" draw:text-style-name="P2" draw:layer="layout" svg:width="0.874cm" svg:height="0.874cm" svg:x="7.205cm" svg:y="6.89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.624cm" svg:height="0.564cm" svg:x="6.868cm" svg:y="7.862cm">
          <draw:text-box>
            <text:p><text:span text:style-name="T8">Positives </text:span></text:p>
          </draw:text-box>
        </draw:frame>
        <draw:custom-shape draw:style-name="gr15" draw:text-style-name="P19" draw:layer="layout" svg:width="1.736cm" svg:height="0.743cm" svg:x="12.81cm" svg:y="6.1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8" draw:layer="layout" svg:width="1.857cm" svg:height="1.103cm" svg:x="12.985cm" svg:y="5.327cm">
          <draw:text-box>
            <text:p><text:span text:style-name="T8">Generate </text:span><text:span text:style-name="T8">Negatives </text:span></text:p>
          </draw:text-box>
        </draw:frame>
        <draw:custom-shape draw:style-name="gr2" draw:text-style-name="P4" draw:layer="layout" svg:width="3.234cm" svg:height="1.2cm" svg:x="15.242cm" svg:y="9.88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3cm" svg:y1="10.472cm" svg:x2="15.242cm" svg:y2="10.472cm">
          <text:p/>
        </draw:line>
        <draw:custom-shape draw:style-name="gr1" draw:text-style-name="P2" draw:layer="layout" svg:width="0.874cm" svg:height="0.874cm" svg:x="7.096cm" svg:y="10.00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.624cm" svg:height="0.564cm" svg:x="6.759cm" svg:y="10.976cm">
          <draw:text-box>
            <text:p><text:span text:style-name="T8">Positives </text:span></text:p>
          </draw:text-box>
        </draw:frame>
        <draw:line draw:style-name="gr12" draw:text-style-name="P5" draw:layer="layout" svg:x1="7.97cm" svg:y1="10.459cm" svg:x2="9.982cm" svg:y2="10.459cm">
          <text:p/>
        </draw:line>
        <draw:custom-shape draw:style-name="gr2" draw:text-style-name="P21" draw:layer="layout" svg:width="3.234cm" svg:height="1.2cm" svg:x="9.996cm" svg:y="9.887cm">
          <text:p text:style-name="P20"><text:span text:style-name="T9">Negatives </text:span><text:span text:style-name="T9"><text:line-break/></text:span><text:span text:style-name="T9">Generator aka </text:span></text:p>
          <text:p text:style-name="P20"><text:span text:style-name="T10">TrainingAlignmentGenerator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624cm" svg:height="1.19cm" svg:x="13.425cm" svg:y="10.472cm">
          <draw:text-box>
            <text:p><text:span text:style-name="T8">Positives and </text:span><text:span text:style-name="T8">negatives</text:span></text:p>
          </draw:text-box>
        </draw:frame>
        <draw:custom-shape draw:style-name="gr2" draw:text-style-name="P4" draw:layer="layout" svg:width="3.234cm" svg:height="1.2cm" svg:x="15.218cm" svg:y="12.643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06cm" svg:y1="13.228cm" svg:x2="15.218cm" svg:y2="13.228cm">
          <text:p/>
        </draw:line>
        <draw:custom-shape draw:style-name="gr1" draw:text-style-name="P2" draw:layer="layout" svg:width="0.874cm" svg:height="0.874cm" svg:x="7.072cm" svg:y="12.7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1.624cm" svg:height="1.19cm" svg:x="6.735cm" svg:y="13.732cm">
          <draw:text-box>
            <text:p><text:span text:style-name="T8">Precise </text:span><text:span text:style-name="T8">Previous</text:span><text:span text:style-name="T8"><text:line-break/></text:span><text:span text:style-name="T8">Matcher </text:span></text:p>
          </draw:text-box>
        </draw:frame>
        <draw:line draw:style-name="gr12" draw:text-style-name="P5" draw:layer="layout" svg:x1="7.946cm" svg:y1="13.215cm" svg:x2="9.958cm" svg:y2="13.215cm">
          <text:p/>
        </draw:line>
        <draw:custom-shape draw:style-name="gr2" draw:text-style-name="P4" draw:layer="layout" svg:width="3.234cm" svg:height="1.2cm" svg:x="9.972cm" svg:y="12.643cm">
          <text:p text:style-name="P22"><text:span text:style-name="T9">Negatives </text:span><text:span text:style-name="T9"><text:line-break/></text:span><text:span text:style-name="T9">Generator aka </text:span></text:p>
          <text:p text:style-name="P22"><text:span text:style-name="T10">TrainingAlignmentGenerator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624cm" svg:height="1.19cm" svg:x="13.401cm" svg:y="13.228cm">
          <draw:text-box>
            <text:p><text:span text:style-name="T8">Positives and </text:span><text:span text:style-name="T8">negatives</text:span></text:p>
          </draw:text-box>
        </draw:frame>
        <draw:frame draw:style-name="gr17" draw:text-style-name="P23" draw:layer="layout" svg:width="6.153cm" svg:height="3.009cm" svg:x="20.157cm" svg:y="10.67cm">
          <draw:text-box>
            <text:p><text:span text:style-name="T11">Negative</text:span><text:span text:style-name="T11">s </text:span><text:span text:style-name="T11">Generati</text:span><text:span text:style-name="T11">on </text:span><text:span text:style-name="T11">Strategy</text:span></text:p>
            <text:p><text:span text:style-name="T12">(1) </text:span><text:span text:style-name="T12">Implied </text:span><text:span text:style-name="T12">1-1 </text:span><text:span text:style-name="T12">alignment </text:span><text:span text:style-name="T12">with other </text:span><text:span text:style-name="T12">Matcher</text:span></text:p>
            <text:p><text:span text:style-name="T12">(2) </text:span><text:span text:style-name="T12">Shuffle </text:span><text:span text:style-name="T12">(random </text:span><text:span text:style-name="T12">picks </text:span><text:span text:style-name="T12">from </text:span><text:span text:style-name="T12">carthesia</text:span><text:span text:style-name="T12">n </text:span><text:span text:style-name="T12">product)</text:span><text:span text:style-name="T12"><text:line-break/></text:span><text:span text:style-name="T12">(3) Logic</text:span></text:p>
            <text:p><text:span text:style-name="T12">(4) ...</text:span></text:p>
          </draw:text-box>
        </draw:frame>
        <draw:line draw:style-name="gr18" draw:text-style-name="P24" draw:layer="layout" svg:x1="6.436cm" svg:y1="5.55cm" svg:x2="16.268cm" svg:y2="8.012cm">
          <text:p/>
        </draw:line>
        <draw:line draw:style-name="gr18" draw:text-style-name="P24" draw:layer="layout" svg:x1="6.522cm" svg:y1="8.467cm" svg:x2="15.875cm" svg:y2="5.28cm">
          <text:p/>
        </draw:line>
        <draw:frame draw:style-name="gr19" draw:text-style-name="P23" draw:layer="layout" svg:width="6.153cm" svg:height="1.673cm" svg:x="2.154cm" svg:y="10.302cm">
          <draw:text-box>
            <text:p><text:span text:style-name="T11">Samplin</text:span><text:span text:style-name="T11">g from</text:span><text:span text:style-name="T11"><text:line-break/></text:span><text:span text:style-name="T11">Referenc</text:span><text:span text:style-name="T11">e</text:span></text:p>
          </draw:text-box>
        </draw:frame>
        <draw:frame draw:style-name="gr19" draw:text-style-name="P23" draw:layer="layout" svg:width="6.153cm" svg:height="1.673cm" svg:x="2.094cm" svg:y="12.715cm">
          <draw:text-box>
            <text:p><text:span text:style-name="T11">Using a </text:span><text:span text:style-name="T11">Precise</text:span><text:span text:style-name="T11"><text:line-break/></text:span><text:span text:style-name="T11">Matcher</text:span></text:p>
          </draw:text-box>
        </draw:frame>
        <draw:frame draw:style-name="gr20" draw:text-style-name="P23" draw:layer="layout" svg:width="6.153cm" svg:height="2.237cm" svg:x="19.961cm" svg:y="4.59cm">
          <draw:text-box>
            <text:p text:style-name="P25"><text:span text:style-name="T13">New </text:span><text:span text:style-name="T13">Interface</text:span><text:span text:style-name="T13"><text:line-break/></text:span><text:span text:style-name="T14">Trainin</text:span><text:span text:style-name="T14">gAlignm</text:span><text:span text:style-name="T14">entGene</text:span><text:span text:style-name="T14">rator</text:span><text:span text:style-name="T15"><text:line-break/></text:span><text:span text:style-name="T16">AddNega</text:span><text:span text:style-name="T16">tives</text:span><text:span text:style-name="T15"><text:line-break/></text:span><text:span text:style-name="T17">Trainin</text:span><text:span text:style-name="T17">gDataGe</text:span><text:span text:style-name="T17">nerator</text:span></text:p>
            <text:p text:style-name="P25"><text:span text:style-name="T17">Trainin</text:span><text:span text:style-name="T17">gGenera</text:span><text:span text:style-name="T17">tor</text:span></text:p>
          </draw:text-box>
        </draw:frame>
        <draw:frame draw:style-name="gr21" draw:text-style-name="P23" draw:layer="layout" svg:width="6.153cm" svg:height="3.025cm" svg:x="19.949cm" svg:y="7.015cm">
          <draw:text-box>
            <text:p text:style-name="P25"><text:span text:style-name="T13">No </text:span><text:span text:style-name="T13">Postfix – </text:span><text:span text:style-name="T13">use </text:span><text:span text:style-name="T13">AddNeg</text:span><text:span text:style-name="T13">atives as </text:span><text:span text:style-name="T13">Prefix </text:span><text:span text:style-name="T13">e.g.:</text:span><text:span text:style-name="T13"><text:line-break/></text:span><text:span text:style-name="T13"/></text:p>
            <text:p text:style-name="P25"><text:span text:style-name="T16">AddNega</text:span><text:span text:style-name="T16">tivesVi</text:span><text:span text:style-name="T16">aMatche</text:span><text:span text:style-name="T16">r</text:span><text:span text:style-name="T15"><text:line-break/></text:span><text:span text:style-name="T18">AddNega</text:span><text:span text:style-name="T18">tivesVi</text:span><text:span text:style-name="T18">aRandom</text:span><text:span text:style-name="T18">Draw</text:span><text:span text:style-name="T18"><text:line-break/></text:span><text:span text:style-name="T18">AddNega</text:span><text:span text:style-name="T18">tivesBy</text:span><text:span text:style-name="T18">Shuffli</text:span><text:span text:style-name="T18">ng</text:span><text:span text:style-name="T15"><text:line-break/></text:span><text:span text:style-name="T16">AddNega</text:span><text:span text:style-name="T16">tivesRa</text:span><text:span text:style-name="T16">ndom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17" draw:layer="layout" svg:width="25.199cm" svg:height="2.629cm" svg:x="1.4cm" svg:y="0.628cm" presentation:class="title">
          <draw:text-box>
            <text:p>AddNegativesViaMatcher</text:p>
          </draw:text-box>
        </draw:frame>
        <draw:frame presentation:style-name="pr3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In: OtherMatcher, Correct Alignment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19">Add </text:span><text:span text:style-name="T20">INTERSECT(OtherMatcher.alignment, correctAlignment)</text:span><text:span text:style-name="T19"> as false (</text:span><text:span text:style-name="T20">INCOMPAT</text:span><text:span text:style-name="T1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</text:span><text:span text:style-name="T21">dN</text:span><text:span text:style-name="T21">eg</text:span><text:span text:style-name="T21">ati</text:span><text:span text:style-name="T21">ve</text:span><text:span text:style-name="T21">sR</text:span><text:span text:style-name="T21">an</text:span><text:span text:style-name="T21">do</text:span><text:span text:style-name="T21">ml</text:span><text:span text:style-name="T21">yO</text:span><text:span text:style-name="T21">ne</text:span><text:span text:style-name="T21">On</text:span><text:span text:style-name="T21">eA</text:span><text:span text:style-name="T21">ss</text:span><text:span text:style-name="T21">um</text:span><text:span text:style-name="T21">pti</text:span><text:span text:style-name="T21">on</text:span></text:p>
          </draw:text-box>
        </draw:frame>
        <draw:frame presentation:style-name="pr3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In: </text:span><text:span text:style-name="T22">correctAlignment</text:span><text:span text:style-name="T19">, </text:span><text:span text:style-name="T20">numberOfNegativesPerPositiveCorrespondence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23">Add <text:s/>as false (</text:span><text:span text:style-name="T24">INCOMPAT</text:span><text:span text:style-name="T23">):</text:span><text:span text:style-name="T23"><text:line-break/></text:span><text:span text:style-name="T23"><text:line-break/></text:span><text:span text:style-name="T25">FOR</text:span><text:span text:style-name="T24"> c </text:span><text:span text:style-name="T25">IN</text:span><text:span text:style-name="T26"> correctAlignment:</text:span><text:span text:style-name="T26"><text:line-break/></text:span><text:span text:style-name="T26"><text:tab/></text:span><text:span text:style-name="T25">DO</text:span><text:span text:style-name="T26"> numberOfNegativesPerPositiveCorrespondence</text:span><text:span text:style-name="T20"> </text:span><text:span text:style-name="T27">TIMES</text:span><text:span text:style-name="T20">:</text:span><text:span text:style-name="T20"><text:line-break/></text:span><text:span text:style-name="T20"><text:tab/></text:span><text:span text:style-name="T20"><text:tab/></text:span><text:span text:style-name="T27">ADD</text:span><text:span text:style-name="T20">(c.element1, randomEntity(ontology2), INCOMPAT)</text:span><text:span text:style-name="T20"><text:line-break/></text:span><text:span text:style-name="T20"><text:tab/></text:span><text:span text:style-name="T20"><text:tab/></text:span><text:span text:style-name="T27">ADD</text:span><text:span text:style-name="T20">(randomEntity(ontology1), c.element2, INCOMPAT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</text:span><text:span text:style-name="T21">dN</text:span><text:span text:style-name="T21">eg</text:span><text:span text:style-name="T21">ati</text:span><text:span text:style-name="T21">ve</text:span><text:span text:style-name="T21">sR</text:span><text:span text:style-name="T21">an</text:span><text:span text:style-name="T21">do</text:span><text:span text:style-name="T21">ml</text:span><text:span text:style-name="T21">yA</text:span><text:span text:style-name="T21">bs</text:span><text:span text:style-name="T21">olu</text:span><text:span text:style-name="T21">te</text:span></text:p>
          </draw:text-box>
        </draw:frame>
        <draw:frame presentation:style-name="pr3" draw:text-style-name="P26" draw:layer="layout" svg:width="25.199cm" svg:height="9.134cm" svg:x="1.091cm" svg:y="3.924cm" presentation:class="outline" presentation:user-transformed="true">
          <draw:text-box>
            <text:list text:style-name="L2">
              <text:list-item>
                <text:p><text:span text:style-name="T19">In: optionally </text:span><text:span text:style-name="T20">correctAlignment</text:span><text:span text:style-name="T19">, </text:span><text:span text:style-name="T20">absoluteNegatives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19">Config boolean </text:span><text:span text:style-name="T20">isHomogenousAlignment</text:span></text:p>
              </text:list-item>
              <text:list-item>
                <text:p><text:span text:style-name="T23">Add <text:s/>as false (</text:span><text:span text:style-name="T24">INCOMPAT</text:span><text:span text:style-name="T23">):</text:span></text:p>
                <text:p><text:span text:style-name="T28"><text:line-break/></text:span><text:span text:style-name="T29">WHILE </text:span><text:span text:style-name="T30">negatives &lt; absoluteNegatives:</text:span><text:span text:style-name="T29"><text:line-break/></text:span><text:span text:style-name="T29"><text:tab/></text:span><text:span text:style-name="T29">ADD</text:span><text:span text:style-name="T30">(randomEntity(ontology1), randomEntity(ontology2), INCOMPAT</text:span><text:span text:style-name="T2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</text:span><text:span text:style-name="T21">dN</text:span><text:span text:style-name="T21">eg</text:span><text:span text:style-name="T21">ati</text:span><text:span text:style-name="T21">ve</text:span><text:span text:style-name="T21">sR</text:span><text:span text:style-name="T21">an</text:span><text:span text:style-name="T21">do</text:span><text:span text:style-name="T21">ml</text:span><text:span text:style-name="T21">yS</text:span><text:span text:style-name="T21">har</text:span><text:span text:style-name="T21">e</text:span></text:p>
          </draw:text-box>
        </draw:frame>
        <draw:frame presentation:style-name="pr3" draw:text-style-name="P26" draw:layer="layout" svg:width="25.199cm" svg:height="9.134cm" svg:x="1.218cm" svg:y="4.557cm" presentation:class="outline" presentation:user-transformed="true">
          <draw:text-box>
            <text:list text:style-name="L2">
              <text:list-item>
                <text:p><text:span text:style-name="T19">In: </text:span><text:span text:style-name="T20">correctAlignment</text:span><text:span text:style-name="T19">, </text:span><text:span text:style-name="T20">shareOfNegatives</text:span></text:p>
              </text:list-item>
              <text:list-item>
                <text:p><text:span text:style-name="T19">Keep correct</text:span></text:p>
              </text:list-item>
              <text:list-item>
                <text:p text:style-name="P28"><text:span text:style-name="T19">Config boolean </text:span><text:span text:style-name="T20">isHomogenousAlignment</text:span></text:p>
              </text:list-item>
              <text:list-item>
                <text:p><text:span text:style-name="T23">Add <text:s/>as false (</text:span><text:span text:style-name="T24">INCOMPAT</text:span><text:span text:style-name="T23">):</text:span><text:span text:style-name="T23"><text:line-break/></text:span><text:span text:style-name="T23"/></text:p>
                <text:p text:style-name="P28"><text:span text:style-name="T29">WHILE</text:span><text:span text:style-name="T30"> negatives/(negatives + correctAlignment.size()) &lt; shareOfNegatives</text:span><text:span text:style-name="T30"><text:line-break/></text:span><text:span text:style-name="T30"><text:tab/></text:span><text:span text:style-name="T29">ADD</text:span><text:span text:style-name="T30">(randomEntity(ontology1), randomEntity(ontology2), INCOMPAT</text:span><text:span text:style-name="T29">)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2T14:46:51.889518084</meta:creation-date>
    <dc:date>2021-08-08T10:21:23.751205979</dc:date>
    <meta:editing-duration>P2DT20H23M42S</meta:editing-duration>
    <meta:editing-cycles>29</meta:editing-cycles>
    <meta:generator>LibreOffice/7.1.4.2$MacOSX_X86_64 LibreOffice_project/a529a4fab45b75fefc5b6226684193eb000654f6</meta:generator>
    <meta:document-statistic meta:object-count="119"/>
  </office:meta>
</office:document-meta>
</file>